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10-15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15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21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25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15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23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3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1-31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23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08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02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08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24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24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02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05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20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03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0-27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08-31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06-29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2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06-29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2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232" meta:object-count="0"/>
    <meta:user-defined meta:name="AppVersion">3.0</meta:user-defined>
  </office:meta>
</office:document-meta>
</file>